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97" calcext:value-type="float">
            <text:p>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1:49:05.28305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12T01:52:11.561607697</dc:date>
    <meta:editing-duration>PT26M22S</meta:editing-duration>
    <meta:editing-cycles>9</meta:editing-cycles>
    <meta:document-statistic meta:table-count="1" meta:cell-count="152" meta:object-count="0"/>
  </office:meta>
</office:document-meta>
</file>